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22df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122df6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122df6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officeooo:paragraph-rsid="00122df6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Arquitectura del Sistema Operativo</text:span></text:h>
      <text:p text:style-name="P2"><text:span text:style-name="Strong_20_Emphasis">Tipos de Kernel</text:span>:</text:p>
      <text:list text:style-name="L1">
        <text:list-item>
          <text:p text:style-name="P3"><text:span text:style-name="Strong_20_Emphasis">Monolítico</text:span>: Todo el núcleo en un solo espacio de memoria (ejemplo: Linux).</text:p>
        </text:list-item>
        <text:list-item>
          <text:p text:style-name="P3"><text:span text:style-name="Strong_20_Emphasis">Microkernel</text:span>: Solo funciones esenciales en el núcleo, mejora seguridad y estabilidad (ejemplo: Minix).</text:p>
        </text:list-item>
        <text:list-item>
          <text:p text:style-name="P3"><text:span text:style-name="Strong_20_Emphasis">Híbrido</text:span>: Mezcla de ambos (ejemplo: Windows).</text:p>
        </text:list-item>
      </text:list>
      <text:p text:style-name="P4"><text:span text:style-name="Strong_20_Emphasis"/></text:p>
      <text:p text:style-name="P2"><text:span text:style-name="Strong_20_Emphasis">Modos de operación</text:span>:</text:p>
      <text:list text:style-name="L2">
        <text:list-item>
          <text:p text:style-name="P5"><text:span text:style-name="Strong_20_Emphasis">Modo usuario</text:span>: Restringe el acceso al hardware.</text:p>
        </text:list-item>
        <text:list-item>
          <text:p text:style-name="P5"><text:span text:style-name="Strong_20_Emphasis">Modo sistema (kernel)</text:span>: Acceso completo al hardware.</text:p>
        </text:list-item>
      </text:list>
      <text:h text:style-name="Heading_20_3" text:outline-level="3"><text:span text:style-name="Strong_20_Emphasis">Características de un Sistema Operativo</text:span></text:h>
      <text:list text:style-name="L3">
        <text:list-item>
          <text:p text:style-name="P6"><text:span text:style-name="Strong_20_Emphasis">Interfaz de usuario</text:span>: Gráfica (GUI) o de línea de comandos (CLI).</text:p>
        </text:list-item>
        <text:list-item>
          <text:p text:style-name="P6"><text:span text:style-name="Strong_20_Emphasis">Multitarea y multiprocesamiento</text:span>: Permite ejecutar varios procesos y utilizar múltiples núcleos de CPU.</text:p>
        </text:list-item>
        <text:list-item>
          <text:p text:style-name="P6"><text:span text:style-name="Strong_20_Emphasis">Gestión de recursos</text:span>: Optimiza CPU, memoria y almacenamiento.</text:p>
        </text:list-item>
        <text:list-item>
          <text:p text:style-name="P7"><text:span text:style-name="Strong_20_Emphasis">Seguridad y protección</text:span>: Usa contraseñas, encriptación y permisos de usuario.</text:p>
        </text:list-item>
      </text:list>
      <text:h text:style-name="Heading_20_3" text:outline-level="3"><text:span text:style-name="Strong_20_Emphasis">Funciones principales</text:span></text:h>
      <text:list text:style-name="L4">
        <text:list-item>
          <text:p text:style-name="P8"><text:span text:style-name="Strong_20_Emphasis">Control de procesos</text:span>: Creación, eliminación, planificación y sincronización.</text:p>
        </text:list-item>
        <text:list-item>
          <text:p text:style-name="P8"><text:span text:style-name="Strong_20_Emphasis">Administración de memoria</text:span>: Paginación, segmentación y memoria virtual.</text:p>
        </text:list-item>
        <text:list-item>
          <text:p text:style-name="P8"><text:span text:style-name="Strong_20_Emphasis">Manejo de archivos</text:span>: Creación, permisos y acceso a archivos.</text:p>
        </text:list-item>
        <text:list-item>
          <text:p text:style-name="P8"><text:span text:style-name="Strong_20_Emphasis">Control de entrada/salida</text:span>: Gestión de dispositivos y controladores (drivers).</text:p>
        </text:list-item>
        <text:list-item>
          <text:p text:style-name="P9"><text:span text:style-name="Strong_20_Emphasis">Administración de usuarios</text:span>: Gestión de cuentas y control de acceso.</text:p>
        </text:list-item>
      </text:list>
      <text:h text:style-name="Heading_20_3" text:outline-level="3"><text:span text:style-name="Strong_20_Emphasis">Tipos de Sistemas Operativos</text:span></text:h>
      <text:list text:style-name="L5">
        <text:list-item>
          <text:p text:style-name="P10"><text:span text:style-name="Strong_20_Emphasis">Tiempo real (RTOS)</text:span>: Respuesta en tiempo limitado.</text:p>
        </text:list-item>
        <text:list-item>
          <text:p text:style-name="P10"><text:span text:style-name="Strong_20_Emphasis">Sistemas de red</text:span>: Optimizados para conectividad.</text:p>
        </text:list-item>
        <text:list-item>
          <text:p text:style-name="P10"><text:span text:style-name="Strong_20_Emphasis">Distribuidos</text:span>: Compartición de recursos entre varias máquinas.</text:p>
        </text:list-item>
        <text:list-item>
          <text:p text:style-name="P10"><text:span text:style-name="Strong_20_Emphasis">Multiprocesamiento/multihilo</text:span>: Uso de múltiples núcleos o hilos.</text:p>
        </text:list-item>
        <text:list-item>
          <text:p text:style-name="P11"><text:span text:style-name="Strong_20_Emphasis">Embebidos</text:span>: Integrados en dispositivos específicos.</text:p>
        </text:list-item>
      </text:list>
      <text:h text:style-name="Heading_20_3" text:outline-level="3"><text:span text:style-name="Strong_20_Emphasis">Otros aspectos relevantes</text:span></text:h>
      <text:list text:style-name="L6">
        <text:list-item>
          <text:p text:style-name="P12"><text:span text:style-name="Strong_20_Emphasis">Licencias de software</text:span>: GPL, Apache, MIT, comerciales.</text:p>
        </text:list-item>
        <text:list-item>
          <text:p text:style-name="P12"><text:span text:style-name="Strong_20_Emphasis">Gestores de arranque</text:span>: GRUB, LILO, UEFI.</text:p>
        </text:list-item>
        <text:list-item>
          <text:p text:style-name="P12"><text:span text:style-name="Strong_20_Emphasis">Máquinas virtuales</text:span>: VirtualBox, VMware, Hyper-V.</text:p>
        </text:list-item>
        <text:list-item>
          <text:p text:style-name="P13"><text:span text:style-name="Strong_20_Emphasis">Instalación y actualización</text:span>: Planificación, requisitos y documentació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22df6" officeooo:paragraph-rsid="00122d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ES BELÉN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4T08:23:16.236000000</meta:creation-date>
    <dc:date>2025-02-14T08:25:38.618000000</dc:date>
    <meta:editing-duration>PT2M23S</meta:editing-duration>
    <meta:editing-cycles>1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31" meta:word-count="242" meta:character-count="1703" meta:non-whitespace-character-count="1515"/>
  </office:meta>
</office:document-meta>
</file>